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geltungsbereichserklärung"/>Geltungsbereichserklärung<text:bookmark-end text:name="geltungsbereichserklärung"/></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0/scope-declaration" office:name=""><text:span text:style-name="Definition">https://blueprint.ecohubs.community/de/articles/rcos-templates/layer-0/scope-declaration</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Layer:</text:span> 0 — Identität &amp; Geltungsbereich</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0-identity-scope#22-scope-declaration" office:name=""><text:span text:style-name="Definition">§2.2</text:span></text:a>, <text:a xlink:type="simple" xlink:href="https://blueprint.ecohubs.community/de/articles/rcos-core/v0-1/layer-0-identity-scope#25-artifacts" office:name=""><text:span text:style-name="Definition">§2.5</text:span></text:a></text:p>
        </text:list-item>
      </text:list>
      <text:p text:style-name="Horizontal_20_Line"/>
      <text:h text:style-name="Heading_20_2" text:outline-level="2"><text:bookmark-start text:name="erfasste-vermögenswerte"/>Erfasste Vermögenswerte<text:bookmark-end text:name="erfasste-vermögenswerte"/></text:h>
      <text:p text:style-name="First_20_paragraph"><text:span text:style-name="T2">RCOS-Klauseln: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span text:style-name="T2">, </text:span><text:a xlink:type="simple" xlink:href="https://blueprint.ecohubs.community/de/articles/rcos-core/v0-1/layer-0-identity-scope#22-scope-declaration" office:name=""><text:span text:style-name="Definition"><text:span text:style-name="T2">2.2.4</text:span></text:span></text:a></text:p>
      <text:p text:style-name="P3"><text:span text:style-name="T1">Begründung — Warum jeden verwalteten Vermögenswert aufzählen</text:span></text:p>
      <text:p text:style-name="P3">Wenn die Gemeinschaft einen Vermögenswert nicht ausdrücklich als erfasst benannt hat, ist er es nicht — Punkt. Vermögenswerte namentlich aufzulisten schließt die Lücke, in der informelle Autoritätsansprüche über nicht deklarierte Ressourcen wachsen, und gibt Mitgliedern eine konkrete Checkliste, um zu überprüfen, was die Gemeinschaft tatsächlich kontrolliert.</text:p>
      <text:p text:style-name="P4"><text:span text:style-name="T1">Anleitung — Wie du das ausfüllst</text:span></text:p>
      <text:p text:style-name="P4">Liste jeden Vermögenswert auf, den die Gemeinschaft gemeinsam verwaltet: gemeinsame Kassen, Treasuries, Land, Immobilien, Software, Websites, Social-Media-Konten, Marke, geistiges Eigentum, physische Infrastruktur usw. Sei konkret — benenne Konten, Wallets, Domains.</text:p>
      <text:list text:style-name="L3">
        <text:list-item>
          <text:p text:style-name="P5"><text:span text:style-name="T2">&lt;Vermögenswert 1, z. B. die gemeinsame Kasse in einer bestimmten Multi-Sig-Wallet.&gt;</text:span></text:p>
        </text:list-item>
        <text:list-item>
          <text:p text:style-name="P5"><text:span text:style-name="T2">&lt;Vermögenswert 2, z. B. die Gemeinschaftswebsite und ihre Domain.&gt;</text:span></text:p>
        </text:list-item>
        <text:list-item>
          <text:p text:style-name="P5"><text:span text:style-name="T2">&lt;Vermögenswert 3, z. B. gemeinsame physische Infrastruktur oder Land.&gt;</text:span></text:p>
        </text:list-item>
        <text:list-item>
          <text:p text:style-name="P5"><text:span text:style-name="T2">&lt;Vermögenswert 4.&gt;</text:span></text:p>
        </text:list-item>
      </text:list>
      <text:h text:style-name="Heading_20_2" text:outline-level="2"><text:bookmark-start text:name="erfasste-entscheidungsbereiche"/>Erfasste Entscheidungsbereiche<text:bookmark-end text:name="erfasste-entscheidungsbereiche"/></text:h>
      <text:p text:style-name="First_20_paragraph"><text:span text:style-name="T2">RCOS-Klauseln: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p>
      <text:p text:style-name="P6"><text:span text:style-name="T1">Begründung — Warum Entscheidungsbereiche benennen, nicht nur Vermögenswerte</text:span></text:p>
      <text:p text:style-name="P6">Beim Geltungsbereich geht es nicht nur um Dinge — es geht darum, welche Arten von Fragen die Gemeinschaft gemeinsam beantworten darf. Entscheidungsbereiche zu benennen macht unmissverständlich, wo kollektive Autorität gilt und wo eine Einzelperson oder eine externe Partei weiterhin entscheidet, und verhindert die stille Übernahme von Entscheidungsgebieten.</text:p>
      <text:p text:style-name="P7"><text:span text:style-name="T1">Anleitung — Wie du das ausfüllst</text:span></text:p>
      <text:p text:style-name="P7">Liste die Kategorien von Entscheidungen auf, über die die Gemeinschaft Autorität hat. Diese entsprechen späteren Layern (Governance, Mitgliedschaft, Kasse usw.) — benenne sie auf einem Niveau, das klarmacht, welche Arten von Fragen die Gemeinschaft gemeinsam entscheidet.</text:p>
      <text:list text:style-name="L4">
        <text:list-item>
          <text:p text:style-name="P8"><text:span text:style-name="T2">&lt;Entscheidungsbereich 1, z. B. Governance-Regeln und Entscheidungsprozesse (Layer 2).&gt;</text:span></text:p>
        </text:list-item>
        <text:list-item>
          <text:p text:style-name="P8"><text:span text:style-name="T2">&lt;Entscheidungsbereich 2, z. B. Mitgliedschaftsregeln und Aufnahme (Layer 1).&gt;</text:span></text:p>
        </text:list-item>
        <text:list-item>
          <text:p text:style-name="P8"><text:span text:style-name="T2">&lt;Entscheidungsbereich 3, z. B. Kasse und Verteilung gemeinsamer Ressourcen (Layer 3).&gt;</text:span></text:p>
        </text:list-item>
        <text:list-item>
          <text:p text:style-name="P8"><text:span text:style-name="T2">&lt;Entscheidungsbereich 4.&gt;</text:span></text:p>
        </text:list-item>
      </text:list>
      <text:h text:style-name="Heading_20_2" text:outline-level="2"><text:bookmark-start text:name="erfasste-aktivitäten-und-verantwortlichkeiten"/>Erfasste Aktivitäten und Verantwortlichkeiten<text:bookmark-end text:name="erfasste-aktivitäten-und-verantwortlichkeiten"/></text:h>
      <text:p text:style-name="First_20_paragraph"><text:span text:style-name="T2">RCOS-Klauseln: </text:span><text:a xlink:type="simple" xlink:href="https://blueprint.ecohubs.community/de/articles/rcos-core/v0-1/layer-0-identity-scope#22-scope-declaration" office:name=""><text:span text:style-name="Definition"><text:span text:style-name="T2">2.2.1</text:span></text:span></text:a><text:span text:style-name="T2">, </text:span><text:a xlink:type="simple" xlink:href="https://blueprint.ecohubs.community/de/articles/rcos-core/v0-1/layer-0-identity-scope#22-scope-declaration" office:name=""><text:span text:style-name="Definition"><text:span text:style-name="T2">2.2.2</text:span></text:span></text:a></text:p>
      <text:p text:style-name="P9"><text:span text:style-name="T1">Begründung — Warum die Arbeit deklarieren, die der Gemeinschaft gehört</text:span></text:p>
      <text:p text:style-name="P9">Autorität ohne übernommene Verantwortung erzeugt Stillstand; Verantwortung ohne erklärte Autorität erzeugt Burnout und Schuldzuweisungen. Die Aktivitäten aufzulisten, die die Gemeinschaft gemeinsam steuert, macht die Arbeit sichtbar, zuweisbar und rechenschaftspflichtig — und macht offensichtlich, wenn etwas Wichtiges keinen Verantwortlichen hat.</text:p>
      <text:p text:style-name="P10"><text:span text:style-name="T1">Anleitung — Wie du das ausfüllst</text:span></text:p>
      <text:p text:style-name="P10">Liste die laufenden Aktivitäten auf, für die die Gemeinschaft verantwortlich ist: Pflege gemeinsamer Infrastruktur, Aufnahme von Mitgliedern, Berichterstattung über Ressourcen, Pflege der Marke usw. Das sind die Dinge, die über Layer 5 einen Verantwortlichen brauchen.</text:p>
      <text:list text:style-name="L5">
        <text:list-item>
          <text:p text:style-name="P11"><text:span text:style-name="T2">&lt;Aktivität 1.&gt;</text:span></text:p>
        </text:list-item>
        <text:list-item>
          <text:p text:style-name="P11"><text:span text:style-name="T2">&lt;Aktivität 2.&gt;</text:span></text:p>
        </text:list-item>
        <text:list-item>
          <text:p text:style-name="P11"><text:span text:style-name="T2">&lt;Aktivität 3.&gt;</text:span></text:p>
        </text:list-item>
        <text:list-item>
          <text:p text:style-name="P11"><text:span text:style-name="T2">&lt;Aktivität 4.&gt;</text:span></text:p>
        </text:list-item>
      </text:list>
      <text:h text:style-name="Heading_20_2" text:outline-level="2"><text:bookmark-start text:name="ausdrücklich-nicht-erfasst"/>Ausdrücklich nicht erfasst<text:bookmark-end text:name="ausdrücklich-nicht-erfasst"/></text:h>
      <text:p text:style-name="First_20_paragraph"><text:span text:style-name="T2">RCOS-Klauseln: </text:span><text:a xlink:type="simple" xlink:href="https://blueprint.ecohubs.community/de/articles/rcos-core/v0-1/layer-0-identity-scope#22-scope-declaration" office:name=""><text:span text:style-name="Definition"><text:span text:style-name="T2">2.2.3</text:span></text:span></text:a><text:span text:style-name="T2">, </text:span><text:a xlink:type="simple" xlink:href="https://blueprint.ecohubs.community/de/articles/rcos-core/v0-1/layer-0-identity-scope#22-scope-declaration" office:name=""><text:span text:style-name="Definition"><text:span text:style-name="T2">2.2.4</text:span></text:span></text:a><text:span text:style-name="T2">, </text:span><text:a xlink:type="simple" xlink:href="https://blueprint.ecohubs.community/de/articles/rcos-core/v0-1/layer-0-identity-scope#22-scope-declaration" office:name=""><text:span text:style-name="Definition"><text:span text:style-name="T2">2.2.5</text:span></text:span></text:a></text:p>
      <text:p text:style-name="P12"><text:span text:style-name="T1">Begründung — Warum benennen, was die Gemeinschaft nicht anfassen darf</text:span></text:p>
      <text:p text:style-name="P12">Eine unausgesprochene Grenze ist überhaupt keine Grenze. Explizit nicht erfasste Punkte schützen Mitglieder davor, dass die Gemeinschaft in ihr Privatleben und ihre Finanzen eingreift, und schützen externe Parteien davor, dass die Gemeinschaft Autorität über ihre Angelegenheiten beansprucht. Wenn etwas hier nicht benannt ist, gilt die Standardregel „nicht erfasst bedeutet außerhalb des Geltungsbereichs“ weiterhin — aber die großen Punkte zu benennen, beseitigt jeden Raum für Diskussionen.</text:p>
      <text:p text:style-name="P13"><text:span text:style-name="T1">Anleitung — Wie du das ausfüllst</text:span></text:p>
      <text:p text:style-name="P13">Liste die wichtigsten Grenzen auf: Dinge, von denen Leute annehmen könnten, dass sie erfasst sind, es aber nicht sind. Persönliche Finanzen, private Beziehungen, Infrastruktur Dritter, externe Projekte usw.</text:p>
      <text:list text:style-name="L6">
        <text:list-item>
          <text:p text:style-name="P14"><text:span text:style-name="T2">&lt;Nicht erfasster Punkt 1, z. B. persönliches Einkommen und private Finanzen der Mitglieder.&gt;</text:span></text:p>
        </text:list-item>
        <text:list-item>
          <text:p text:style-name="P14"><text:span text:style-name="T2">&lt;Nicht erfasster Punkt 2, z. B. private Beziehungen und persönliche Wohnsituationen (außer wenn sicherheitskritische Bedingungen aus Layer 4 gelten).&gt;</text:span></text:p>
        </text:list-item>
        <text:list-item>
          <text:p text:style-name="P14"><text:span text:style-name="T2">&lt;Nicht erfasster Punkt 3, z. B. zugrundeliegende Serverinfrastruktur und Verträge mit Drittanbietern.&gt;</text:span></text:p>
        </text:list-item>
        <text:list-item>
          <text:p text:style-name="P14"><text:span text:style-name="T2">&lt;Nicht erfasster Punkt 4.&gt;</text:span></text:p>
        </text:list-item>
      </text:list>
      <text:p text:style-name="Horizontal_20_Line"/>
      <text:h text:style-name="Heading_20_2" text:outline-level="2"><text:bookmark-start text:name="ratifizierungsprotokoll"/>Ratifizierungsprotokoll<text:bookmark-end text:name="ratifizierungsprotokoll"/></text:h>
      <text:list text:style-name="L7">
        <text:list-item>
          <text:p text:style-name="P15"><text:span text:style-name="T1">Angenommen:</text:span> </text:p>
        </text:list-item>
        <text:list-item>
          <text:p text:style-name="P15"><text:span text:style-name="T1">Entscheidungstyp:</text:span> Verfassungsgebend</text:p>
        </text:list-item>
        <text:list-item>
          <text:p text:style-name="P15"><text:span text:style-name="T1">Version:</text:span> </text:p>
        </text:list-item>
        <text:list-item>
          <text:p text:style-name="P15"><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7Z</meta:creation-date>
    <dc:date>2026-04-28T04:02:47Z</dc:date>
    <meta:user-defined meta:name="title-meta" meta:value-type="string">Geltungsbereichserklärung</meta:user-defined>
  </office:meta>
</office:document-meta>
</file>